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100.405396mm" fo:page-width="193.0108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solid" draw:fill-color="#000000" draw:opacity="100.0%" draw:stroke="none"/>
    </style:style>
    <style:style style:family="graphic" style:name="style-3">
      <style:graphic-properties draw:fill="solid" draw:fill-color="#000000" draw:opacity="100.0%" draw:stroke="none"/>
    </style:style>
    <style:style style:family="graphic" style:name="style-4">
      <style:graphic-properties draw:fill="solid" draw:fill-color="#eeeeed" draw:opacity="54.92957830429077%" draw:stroke="none"/>
    </style:style>
    <style:style style:family="graphic" style:name="style-5">
      <style:graphic-properties draw:fill="solid" draw:fill-color="#000000" draw:opacity="100.0%" draw:stroke="none"/>
    </style:style>
    <style:style style:family="graphic" style:name="style-6">
      <style:graphic-properties draw:fill="solid" draw:fill-color="#eeeeed" draw:opacity="89.3239438533783%" draw:opacity-name="gradient-1" draw:stroke="none"/>
    </style:style>
    <style:style style:family="graphic" style:name="style-7">
      <style:graphic-properties draw:fill="solid" draw:fill-color="#ffffff" draw:opacity="100.0%" draw:opacity-name="gradient-2" draw:stroke="none"/>
    </style:style>
    <style:style style:family="graphic" style:name="style-8">
      <style:graphic-properties draw:fill="solid" draw:fill-color="#e6e6e5" draw:opacity="100.0%" draw:opacity-name="gradient-3" draw:stroke="none"/>
    </style:style>
    <style:style style:family="graphic" style:name="style-9">
      <style:graphic-properties draw:fill="none" draw:stroke="solid" svg:stroke-color="#000000" draw:stroke-linejoin="miter" svg:stroke-opacity="100.0%" svg:stroke-width="2.3578105mm"/>
    </style:style>
  </office:automatic-styles>
  <office:body>
    <office:drawing>
      <draw:page draw:master-page-name="Default" draw:name="page1" draw:style-name="DP1">
        <draw:g draw:id="svg4793">
          <draw:g draw:id="layer1">
            <draw:path svg:d="M 3686.0571 5744.1445 C 1650.571 5744.1445 0.0 4304.6265 0.0 2531.7898 C 0.0 2266.3054 37.13678 2010.1953 106.899155 1763.4767 C 139.04391 788.3223 1724.3358 0.0 3676.1587 0.0 C 5565.0522 0.0 7112.4863 737.97534 7239.48 1669.3109 C 7327.351 1943.9736 7374.0957 2232.831 7374.0957 2531.7898 C 7374.0957 4304.6265 5721.5435 5744.1475 3686.0571 5744.1445 z" svg:height="57.441444mm" draw:style-name="style-2" svg:viewBox="0.0 0.0 7374.0957 5744.1445" svg:width="73.74096mm" svg:x="57.29928mm" svg:y="42.963947mm"/>
            <draw:path svg:d="M 9637.116 0.0 C 9303.711 0.0 8974.584 9.794298 8649.842 22.572104 C 3941.0383 227.66495 1063.4753 1892.7664 0.0 3698.5742 C 2041.7769 5391.8267 5618.871 6513.615 9687.823 6513.6177 C 13696.552 6513.6177 17227.074 5424.19 19283.184 3772.7388 C 19288.906 3762.0498 19295.463 3751.2065 19301.08 3740.4934 C 18257.965 1918.4043 15370.107 229.27338 10624.392 22.572104 C 10620.462 22.417074 10616.393 22.725517 10612.461 22.572104 C 10455.011 15.80249 10293.785 9.904918 10132.245 6.4502683 C 10131.255 6.430082 10130.254 6.4700503 10129.263 6.4502683 C 9966.699 2.9935994 9803.821 0.0 9637.116 0.0 z M 23020.424 6513.6177 z" svg:height="65.13618mm" draw:style-name="style-3" svg:viewBox="0.0 0.0 23020.424 6513.6177" svg:width="230.20424mm" svg:x="0.0mm" svg:y="22.645203mm"/>
            <draw:path svg:d="M 31.673962 85.60577 C 31.673962 132.88435 24.583858 171.21153 15.836981 171.21153 C 7.090103 171.21153 0.0 132.88435 0.0 85.60577 C 0.0 38.32718 7.090103 0.0 15.836981 0.0 C 24.583858 0.0 31.673962 38.32718 31.673962 85.60577 z" svg:height="1.7121153mm" draw:style-name="style-4" svg:viewBox="0.0 0.0 31.673962 171.21153" svg:width="0.31673962mm" svg:x="39.175556mm" svg:y="36.143795mm"/>
            <draw:path svg:d="M 3214.1067 0.0 C 1439.2394 0.0 0.0 1255.2057 0.0 2801.0552 C 0.0 3032.5486 32.384167 3255.8674 93.21378 3470.9954 C 121.24259 4321.295 1503.5588 5008.682 3205.475 5008.682 C 4852.52 5008.682 6201.8257 4365.1943 6312.56 3553.1042 C 6389.18 3313.6086 6429.939 3061.7344 6429.939 2801.0552 C 6429.939 1255.2057 4988.975 -0.0025232632 3214.1067 0.0 z M 7098.24 5008.682 z" svg:height="50.086823mm" draw:style-name="style-5" svg:viewBox="0.0 0.0 7098.2407 5008.682" svg:width="70.98241mm" svg:x="63.27548mm" svg:y="0.0mm"/>
            <draw:path svg:d="M 2824.7563 0.0 C 1265.4928 0.0 0.0 1102.1982 0.0 2460.2666 C 0.0 2689.2795 35.672886 2910.6929 102.9887 3121.0967 C 2821.8384 1985.7954 3254.5896 842.0119 5546.5264 3121.0967 C 5613.8413 2910.6929 5649.5137 2689.2795 5649.5137 2460.2666 C 5649.5137 1102.1982 4384.024 -0.0025232632 2824.7563 0.0 z" svg:height="31.210966mm" draw:style-name="style-6" svg:viewBox="0.0 0.0 5649.5137 3121.0967" svg:width="56.495136mm" svg:x="66.65343mm" svg:y="0.61565095mm"/>
            <draw:path svg:d="M 4111.7085 0.0 C 3469.885 732.65045 2663.207 1463.7197 1724.4327 2132.9827 C 1153.6666 2539.885 573.28784 2894.8528 0.0 3196.6743 C 354.69812 3267.3818 741.3937 3306.7761 1146.1687 3306.7761 C 2793.2144 3306.7761 4142.519 2663.2878 4253.2534 1851.1981 C 4329.8735 1611.702 4370.6323 1359.8282 4370.6323 1099.1482 C 4370.6323 708.9637 4277.5107 337.63824 4111.7085 0.0 z" svg:height="33.06776mm" draw:style-name="style-7" svg:viewBox="0.0 0.0 4370.6323 3306.7761" svg:width="43.706326mm" svg:x="81.935135mm" svg:y="14.629132mm"/>
            <draw:path svg:d="M 3565.8308 5556.7886 C 1596.7367 5556.7886 0.0 4164.222 0.0 2449.2104 C 0.0 2192.3843 35.92925 1944.6289 103.41503 1705.9564 C 134.51173 762.61127 1668.0938 0.0 3556.2544 0.0 C 5383.5376 0.0 6880.4976 713.90344 7003.3506 1614.8622 C 7088.3555 1880.567 7133.5723 2160.0042 7133.5723 2449.2104 C 7133.5723 4164.222 5534.925 5556.791 3565.8308 5556.7886 z" svg:height="55.567886mm" draw:style-name="style-8" svg:viewBox="0.0 0.0 7133.5728 5556.7886" svg:width="71.335724mm" svg:x="58.902737mm" svg:y="43.830685mm"/>
            <draw:path svg:d="M 0.0 86.673485 C 0.0 86.673485 8137.6626 3250.3142 18921.068 0.0" svg:height="14.674026mm" draw:style-name="style-9" svg:viewBox="0.0 0.0 18921.068 1467.4026" svg:width="189.21068mm" svg:x="1.3793715mm" svg:y="59.26525mm"/>
          </draw:g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>
    <draw:opacity draw:angle="388" draw:border="25.163136%" draw:display-name="gradient-1" draw:end="0.0%" draw:name="gradient-1" draw:start="100.0%" draw:style="linear"/>
    <draw:opacity draw:angle="2148" draw:border="-3.7078254%" draw:display-name="gradient-2" draw:end="0.0%" draw:name="gradient-2" draw:start="100.0%" draw:style="linear"/>
    <draw:opacity draw:angle="1800" draw:border="-12.010436%" draw:display-name="gradient-3" draw:end="0.0%" draw:name="gradient-3" draw:start="100.0%" draw:style="linear"/>
    <draw:opacity draw:angle="900" draw:border="-0.8474518%" draw:display-name="gradient-4" draw:end="0.0%" draw:name="gradient-4" draw:start="100.0%" draw:style="linear"/>
  </office:styles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100.405396mm" fo:page-width="193.0108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